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5d7e8" officeooo:paragraph-rsid="0005d7e8"/>
    </style:style>
    <style:style style:name="P2" style:family="paragraph" style:parent-style-name="Standard">
      <style:paragraph-properties fo:text-align="center" style:justify-single-word="false"/>
      <style:text-properties officeooo:rsid="0005d7e8" officeooo:paragraph-rsid="0005d7e8"/>
    </style:style>
    <style:style style:name="P3" style:family="paragraph" style:parent-style-name="Standard">
      <style:text-properties officeooo:rsid="00067178" officeooo:paragraph-rsid="00067178"/>
    </style:style>
    <style:style style:name="P4" style:family="paragraph" style:parent-style-name="Standard">
      <style:text-properties officeooo:rsid="00083bcb" officeooo:paragraph-rsid="00083bcb"/>
    </style:style>
    <style:style style:name="P5" style:family="paragraph" style:parent-style-name="Standard">
      <style:text-properties officeooo:rsid="00083bcb" officeooo:paragraph-rsid="000a0f27"/>
    </style:style>
    <style:style style:name="P6" style:family="paragraph" style:parent-style-name="Standard">
      <style:text-properties officeooo:rsid="000a0f27" officeooo:paragraph-rsid="000a0f27"/>
    </style:style>
    <style:style style:name="P7" style:family="paragraph" style:parent-style-name="Standard">
      <style:text-properties officeooo:rsid="000a0f27" officeooo:paragraph-rsid="000a0f27"/>
    </style:style>
    <style:style style:name="P8" style:family="paragraph" style:parent-style-name="Standard">
      <style:text-properties officeooo:rsid="000cffae" officeooo:paragraph-rsid="000cffae"/>
    </style:style>
    <style:style style:name="P9" style:family="paragraph" style:parent-style-name="Standard">
      <style:paragraph-properties fo:text-align="start" style:justify-single-word="false"/>
      <style:text-properties officeooo:rsid="000cffae" officeooo:paragraph-rsid="000cffae"/>
    </style:style>
    <style:style style:name="P10" style:family="paragraph" style:parent-style-name="Standard">
      <style:text-properties officeooo:rsid="000cffae" officeooo:paragraph-rsid="000eb453"/>
    </style:style>
    <style:style style:name="P11" style:family="paragraph" style:parent-style-name="Standard">
      <style:text-properties officeooo:rsid="00140131" officeooo:paragraph-rsid="00140131"/>
    </style:style>
    <style:style style:name="P12" style:family="paragraph" style:parent-style-name="Standard">
      <style:text-properties officeooo:rsid="00083bcb" officeooo:paragraph-rsid="0016cb45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eb453"/>
    </style:style>
    <style:style style:name="T3" style:family="text">
      <style:text-properties style:text-position="super 58%" officeooo:rsid="00067178"/>
    </style:style>
    <style:style style:name="T4" style:family="text">
      <style:text-properties officeooo:rsid="00067178"/>
    </style:style>
    <style:style style:name="T5" style:family="text">
      <style:text-properties officeooo:rsid="000852fa"/>
    </style:style>
    <style:style style:name="T6" style:family="text">
      <style:text-properties officeooo:rsid="000a0f27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officeooo:rsid="000eb453"/>
    </style:style>
    <style:style style:name="T9" style:family="text">
      <style:text-properties officeooo:rsid="00113a9c"/>
    </style:style>
    <style:style style:name="T10" style:family="text">
      <style:text-properties officeooo:rsid="00159c66"/>
    </style:style>
    <style:style style:name="T11" style:family="text">
      <style:text-properties officeooo:rsid="0016755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fficient Type Checking</text:p>
      <text:p text:style-name="P2">by Sven Nilsen, 2019</text:p>
      <text:p text:style-name="P1"/>
      <text:p text:style-name="P1">A sub-type is isomorphic to propositions <text:span text:style-name="T4">about existence of symbols in a free form grammar sentence, </text:span>joined by `∧` and `⊻` <text:span text:style-name="T2"><text:reference-ref text:reference-format="text" text:ref-name="1">[1] </text:reference-ref></text:span>. Since brute-force theorem proving in propositional logic has runtime complexity `O(2<text:span text:style-name="T1">N</text:span>)` for `N` propositions, I suggest using the following <text:span text:style-name="T4">data structure for type checking (in Rust)</text:span>:</text:p>
      <text:p text:style-name="P1"/>
      <text:p text:style-name="P1"><text:tab/>enum Adt {</text:p>
      <text:p text:style-name="P1"><text:tab/> <text:s text:c="3"/>Leaf(usize),</text:p>
      <text:p text:style-name="P1"><text:tab/> <text:s text:c="3"/>Prod(Vec&lt;Adt&gt;),</text:p>
      <text:p text:style-name="P1"><text:tab/> <text:s text:c="3"/>Sum(Vec&lt;Adt&gt;),</text:p>
      <text:p text:style-name="P1"><text:tab/>}</text:p>
      <text:p text:style-name="P1"/>
      <text:p text:style-name="P3">The name `Adt` means “Abstract Data Type”.</text:p>
      <text:p text:style-name="P1"/>
      <text:p text:style-name="P1">Here, a leaf refers to some external symbol <text:span text:style-name="T4">which operations might depend on context.</text:span></text:p>
      <text:p text:style-name="P1"/>
      <text:p text:style-name="P3">A product is ordered, such that the commutative property<text:span text:style-name="T1"><text:reference-ref text:reference-format="text" text:ref-name="2">[2]</text:reference-ref></text:span> does not hold:</text:p>
      <text:p text:style-name="P3"/>
      <text:p text:style-name="P3"><text:tab/>a · b = b · a<text:tab/><text:tab/>: false</text:p>
      <text:p text:style-name="P3"/>
      <text:p text:style-name="P12">A sum is unordered, such that the commutative property<text:span text:style-name="T3"><text:reference-ref text:reference-format="text" text:ref-name="2">[2]</text:reference-ref></text:span> does hold:</text:p>
      <text:p text:style-name="P4"/>
      <text:p text:style-name="P4"><text:tab/>a + b = b + a<text:tab/><text:tab/>: true</text:p>
      <text:p text:style-name="P4"/>
      <text:p text:style-name="P6">This means that one can prove things like:</text:p>
      <text:p text:style-name="P6"/>
      <text:p text:style-name="P6"><text:tab/>a <text:span text:style-name="T4">· </text:span>(b + c) = <text:s/><text:span text:style-name="T4">a · b </text:span>+ a <text:span text:style-name="T4">· </text:span>c</text:p>
      <text:p text:style-name="P4"/>
      <text:p text:style-name="P4">Since the product is ordered, one can reuse leaf indices, for example:</text:p>
      <text:p text:style-name="P4"/>
      <text:p text:style-name="P4"><text:tab/>false := Leaf(0)</text:p>
      <text:p text:style-name="P4"><text:tab/>true := Leaf(1)</text:p>
      <text:p text:style-name="P4"><text:tab/>bool := Sum(false, true)</text:p>
      <text:p text:style-name="P4"/>
      <text:p text:style-name="P4"><text:tab/>none := Leaf(0)</text:p>
      <text:p text:style-name="P4"><text:tab/>some(x) := Prod(Leaf(1), x)</text:p>
      <text:p text:style-name="P4"><text:tab/>opt<text:span text:style-name="T6">(</text:span>x<text:span text:style-name="T6">)</text:span> := Sum(none, some(x))</text:p>
      <text:p text:style-name="P4"/>
      <text:p text:style-name="P5">The `none` leaf <text:span text:style-name="T5">never collides with `false` leaf, because whenever `none` is used, it is known that the type is `opt[T]` instead of `bool` from the context.</text:span></text:p>
      <text:p text:style-name="P5"/>
      <text:p text:style-name="P6">For example, a union sub-type `bool | opt[T]` is defined as following:</text:p>
      <text:p text:style-name="P5"/>
      <text:p text:style-name="P5"><text:tab/><text:span text:style-name="T6">bool | opt(x) := Sum(Prod(Leaf(0), bool), Prod(Leaf(1), opt(x)))</text:span></text:p>
      <text:h text:style-name="Heading_20_3" text:outline-level="3"><text:soft-page-break/>References:</text:h>
      <text:p text:style-name="P8"/>
      <text:p text:style-name="P9"><text:reference-mark-start text:name="1"/><text:span text:style-name="T9">[1]<text:tab/></text:span><text:reference-mark-end text:name="1"/>“<text:span text:style-name="T8">Propositional Logic as Symbolic Free Form Grammar”</text:span></text:p>
      <text:p text:style-name="P9"><text:tab/><text:span text:style-name="T9">Sven Nilsen, 2019</text:span></text:p>
      <text:p text:style-name="P10"><text:span text:style-name="T7"><text:tab/></text:span><text:a xlink:type="simple" xlink:href="https://github.com/advancedresearch/path_semantics/blob/master/papers-wip/propositional-logic-as-symbolic-free-form-grammar.pdf" text:style-name="Internet_20_link" text:visited-style-name="Visited_20_Internet_20_Link"><text:span text:style-name="T7">https://github.com/advancedresearch/path_semantics/blob/master/papers-wip/propositional-logic-as-symbolic-free-form-grammar.pdf</text:span></text:a></text:p>
      <text:p text:style-name="P8"/>
      <text:p text:style-name="P11"><text:reference-mark-start text:name="2"/><text:span text:style-name="T11">[2]</text:span><text:reference-mark-end text:name="2"/><text:tab/>“Commutative property”</text:p>
      <text:p text:style-name="P11"><text:tab/>Wikipedia</text:p>
      <text:p text:style-name="P11"><text:tab/><text:a xlink:type="simple" xlink:href="https://en.wikipedia.org/wiki/Commutative_property" text:style-name="Internet_20_link" text:visited-style-name="Visited_20_Internet_20_Link"><text:span text:style-name="T7">https://en.wikipedia.org/wiki/Commutative_property</text:span></text:a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4:32:18.824599000</meta:creation-date>
    <dc:date>2019-05-08T14:05:56.620563000</dc:date>
    <meta:editing-duration>PT26M24S</meta:editing-duration>
    <meta:editing-cycles>11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33" meta:word-count="250" meta:character-count="1650" meta:non-whitespace-character-count="1399"/>
  </office:meta>
</office:document-meta>
</file>